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MRoman12-Bold" svg:font-family="LMRoman12-Bold"/>
    <style:font-face style:name="Mangal1" svg:font-family="Mangal"/>
    <style:font-face style:name="TeXGyrePagella-Regular" svg:font-family="TeXGyrePagella-Regular"/>
    <style:font-face style:name="ZapfHumanist601BT-Roman" svg:font-family="ZapfHumanist601BT-Roman"/>
    <style:font-face style:name="signs10" svg:font-family="signs10"/>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Verdana" fo:font-size="12pt" fo:font-weight="bold" style:font-name-asian="LMRoman12-Bold" style:font-size-asian="12pt" style:font-weight-asian="bold" style:font-name-complex="LMRoman12-Bold" style:font-size-complex="12pt" style:font-weight-complex="bold"/>
    </style:style>
    <style:style style:name="P2" style:family="paragraph" style:parent-style-name="Standard">
      <style:paragraph-properties fo:text-align="start" style:justify-single-word="false" style:text-autospace="none"/>
      <style:text-properties style:font-name="Verdana" fo:font-size="12pt" style:font-name-asian="TeXGyrePagella-Regular" style:font-size-asian="12pt" style:font-name-complex="TeXGyrePagella-Regular" style:font-size-complex="12pt"/>
    </style:style>
    <style:style style:name="P3" style:family="paragraph" style:parent-style-name="Standard">
      <style:paragraph-properties fo:text-align="start" style:justify-single-word="false" style:text-autospace="none"/>
      <style:text-properties style:font-name="Verdana" fo:font-size="12pt" style:font-name-asian="LMRoman12-Bold" style:font-size-asian="12pt" style:font-name-complex="LMRoman12-Bold" style:font-size-complex="12pt"/>
    </style:style>
    <style:style style:name="P4" style:family="paragraph" style:parent-style-name="Standard">
      <style:paragraph-properties fo:text-align="start" style:justify-single-word="false" style:text-autospace="non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style:font-name-asian="TeXGyrePagella-Regular" style:font-style-asian="normal" style:font-weight-asian="normal" style:font-name-complex="TeXGyrePagella-Regular" style:font-style-complex="normal" style:font-weight-complex="normal"/>
    </style:style>
    <style:style style:name="T3" style:family="text">
      <style:text-properties style:font-name-asian="TeXGyrePagella-Regular" style:font-name-complex="TeXGyrePagella-Regular"/>
    </style:style>
    <style:style style:name="T4" style:family="text">
      <style:text-properties style:font-name-asian="DejaVuSansMono" style:font-name-complex="DejaVuSansMono"/>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Verdana" fo:font-size="12pt" style:font-name-asian="signs10" style:font-size-asian="12pt" style:font-name-complex="signs10" style:font-size-complex="12pt"/>
    </style:style>
    <style:style style:name="T7" style:family="text">
      <style:text-properties style:font-name="Verdana" fo:font-size="12pt" style:font-name-asian="TeXGyrePagella-Regular" style:font-size-asian="12pt" style:font-name-complex="TeXGyrePagella-Regular" style:font-size-complex="12pt"/>
    </style:style>
    <style:style style:name="T8" style:family="text">
      <style:text-properties style:font-name="Verdana" fo:font-size="12pt" style:font-name-asian="DejaVuSansMono" style:font-size-asian="12pt" style:font-name-complex="DejaVuSansMono" style:font-size-complex="12pt"/>
    </style:style>
    <style:style style:name="T9" style:family="text">
      <style:text-properties style:font-name="Verdana" fo:font-size="12pt" fo:font-style="normal" fo:font-weight="normal" style:font-name-asian="LMRoman12-Bold" style:font-size-asian="12pt" style:font-style-asian="normal" style:font-weight-asian="normal" style:font-name-complex="LMRoman12-Bold" style:font-size-complex="12pt" style:font-style-complex="normal" style:font-weight-complex="normal"/>
    </style:style>
    <style:style style:name="T10" style:family="text">
      <style:text-properties style:font-name="Verdana" fo:font-size="12pt" fo:font-style="normal" fo:font-weight="normal" style:font-name-asian="ZapfHumanist601BT-Roman" style:font-size-asian="12pt" style:font-style-asian="normal" style:font-weight-asian="normal" style:font-name-complex="ZapfHumanist601BT-Roman" style:font-size-complex="12pt" style:font-style-complex="normal" style:font-weight-complex="normal"/>
    </style:style>
    <style:style style:name="T11" style:family="text">
      <style:text-properties style:font-name="Verdana" fo:font-size="12pt" fo:font-style="normal" fo:font-weight="normal" style:font-name-asian="DejaVuSansMono" style:font-size-asian="12pt" style:font-style-asian="normal" style:font-weight-asian="normal" style:font-name-complex="DejaVuSansMono" style:font-size-complex="12pt" style:font-style-complex="normal" style:font-weight-complex="normal"/>
    </style:style>
    <style:style style:name="T12" style:family="text">
      <style:text-properties style:font-name="Verdana" fo:font-size="12pt" fo:font-style="normal" fo:font-weight="bold" style:font-name-asian="DejaVuSansMono" style:font-size-asian="12pt" style:font-style-asian="normal" style:font-weight-asian="bold" style:font-name-complex="DejaVuSansMono" style:font-size-complex="12pt"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Administration für mehr Sicherheit</text:p>
      <text:p text:style-name="P1"><text:line-break/></text:p>
      <text:p text:style-name="P3"><text:span text:style-name="T1">Absichern, aufspielen von Updates, warten und überwachen der Geräte gehört zu den Hauptaufgaben von Administratoren (und die Verwaltung von Nutzern und Gruppen). In der Regel über eine sichere Verbindung wie beispielsweise SSH. Wer möchte schon den ganzen Tag von Rechner zu Rechner laufen?<text:line-break/><text:line-break/>Mit einem SSH-Server (z.B. OpenSSH) können wir eine verschlüsselte Verbindung über das Netzwerk aufbauen. SSH steht für Secure Shell. Beim ersten Verbinden und bei Änderung des Schlüssels, sollen wir den Schlüssel prüfen und bei Übereinstimmung mit „yes“ bestätigen. Das sollten wir auch wirklich gewissenhaft tun, denn sonst</text:span><text:span text:style-name="T3"> könnte jemand unsere Verbindung kompromittieren (Machine in the middle). </text:span><text:span text:style-name="T1">Der Schlüssel ist dann in der Datei ~/.ssh/known_hosts gespeichert. <text:line-break/>Mit </text:span><text:span text:style-name="T5">ssh-keygen -f „~/.ssh/known_hosts“ -R „&lt;IP entfernter Rechner&gt;“ </text:span><text:span text:style-name="T1">können Sie einen alten Schlüssel wieder löschen.<text:line-break/>Z.B.: </text:span><text:span text:style-name="T5">ssh-keygen -f „/home/danny/.ssh/known_hosts“ -R „10.26.37.106“ </text:span><text:span text:style-name="T1"><text:line-break/><text:line-break/>Es besteht d</text:span><text:span text:style-name="T2">ie Gefahr, dass jemand unseren Verbindungsaufbau abfängt und so</text:span></text:p>
      <text:p text:style-name="P2">tut als wäre er <text:span text:style-name="T4">der gewünschte Rechner</text:span>. Im Hintergrund baut er selbst eine Verbindung zum gewünschten Rechner auf, und sendet alles das wir (ihm) schicken an den gewünschten Rechner, und uns die Antworten. Wir würden es schwer bemerken, aber der Angreifer kann alles lesen, was wir senden, und manipulieren, was wir erhalten.</text:p>
      <text:p text:style-name="P4"><text:span text:style-name="T6"><text:line-break/><text:line-break/>Wie macht man es also richtig?<text:line-break/><text:line-break/>Wir melden uns also das erste mal mit ssh &lt;Nutzername&gt;@&lt;Entfernter Rechner&gt; an, bekommen eine Warnung und sollen den Schlüssel prüfen der uns angezeigt wird.<text:line-break/><text:line-break/><text:line-break/>Wie machen wir das?<text:line-break/><text:line-break/>Um den Schlüssel zu ü</text:span><text:span text:style-name="T7">berprüfen könnten wir den Administrator des gewünschten Rechners anrufen und ihn bitten uns den öffentlichen Schlüssels vorzulesen. <text:line-break/><text:line-break/>Dieser gibt dafür z.B. sudo </text:span><text:span text:style-name="T8">ssh-keygen -l -f /etc/ssh/ssh_host_ecdsa_key</text:span><text:span text:style-name="T7"> ein.<text:line-break/></text:span><text:span text:style-name="T6"><text:line-break/>Wenn wir mit yes bestätigen, wird d</text:span><text:span text:style-name="T9">er Schlüssel in der Datei ~/.ssh/known_hosts gespeichert und die Verbindung aufgebaut. Eine erneute Eingabe wird erst bei einem neuen Schlüssel nötig. Wir erhalten dann wieder eine Warnung.<text:line-break/></text:span><text:span text:style-name="T10">Es hat sich als nützlich erwiesen diese Datei nach etc/ssh/ssh_known_hosts zu kopieren, um eine zentrale Version der Datei zu haben.<text:line-break/><text:line-break/></text:span><text:soft-page-break/><text:span text:style-name="T10">Neue Schlüssel können mit <text:s/></text:span><text:span text:style-name="T11">ssh-keygen erstellt werden.<text:line-break/><text:line-break/>z.B. <text:s/>ssh-keygen -t rsa -b 2048 für einen 2048 Bit langen RSA-Schlüssel <text:line-break/>oder<text:line-break/>ssh-keygen -t rsa -b 4096 um einen 4096 Bit langen RSA-Schlüssel zu erzeugen. Je länger der Schlüssel, desto schwerer ist er zu „erraten“. Der empfohlene Speicherort sollte bestätigt werden, sowie ein sicheres Passwort gewählt! Z.B. ein langer Satz bzw. jeweils der 1. Buchstabe. <text:line-break/>Ignorieren Sie die grafische Darstellung, dieses „Sicherheitskonzept“ ist umstritten (Sie sollten Änderungen schnell erkennen können). <text:line-break/>Die Schlüssel sind dann unter ~/.ssh zu finden. <text:line-break/>Falls wir einen öffentlichen Schlüssel ohne Passwort benötigen, z.B. für unbeaufsichtigte Verbindungen, kopieren wir unseren öffentlichen Schlüssel (id_rsa.pub) in ~/.ssh/authorized_keys auf den entfernten Rechner.<text:line-break/><text:line-break/>Am bequemsten mit:<text:line-break/><text:line-break/>ssh-copy-id &lt;Zielrechner&gt;<text:line-break/><text:line-break/>Falls wir in der SSH-Konfigurationsdatei /etc/ssh/ssh_config die PasswordAuthentication auf no, und PubkeyAuthentication auf yes setzen, können Nutzer nur noch die Schlüssel-Methode verwenden. Das könnte eine gute Idee sein falls uns Sicherheit am Herzen liegt, denn Cyberkriminelle versuchen gerne Standardpassworte ;)<text:line-break/><text:line-break/>Die prüfungsrelevanten Schlüsselnamen finden Sie auf Seite 457<text:line-break/><text:line-break/>Falls wir uns mehrmals an einem entfernten Rechner anmelden, kann das ständige eingeben der Passworte lästig sein. Als Hilfe gibt es den Authentifizierungsagent (auf Kosten der Sicherheit). Er kann mehrere Schlüssel verwalten.<text:line-break/>Mit ssh-add fügen wir eine Identität hinzu. Ohne Option sucht der Agent automatisch. Der Agent übergibt jetzt solange unseren Schlüssel, bis wir die shell mit exit beenden (oder ihn mit ssh-add -D zum Vergessen zwingen).<text:line-break/><text:line-break/>Die prüfungsrelevanten Optionen finden Sie ebenfalls auf Seite 457<text:line-break/><text:line-break/></text:span><text:a xlink:type="simple" xlink:href="https://de.wikipedia.org/wiki/Schlüssel_%28Kryptologie%29" text:style-name="Internet_20_link" text:visited-style-name="Visited_20_Internet_20_Link"><text:span text:style-name="T11">https://de.wikipedia.org/wiki/Schl%C3%BCssel_%28Kryptologie%29</text:span></text:a><text:span text:style-name="T11"><text:line-break/><text:line-break/>Die Sache mit den Schlüsseln:<text:line-break/><text:line-break/>Wir nutzen 2 Schlüssel, den öffentlichen und den privaten. Den öffentlichen wollen und sollen wir auf unserer Webseite zum Download anbieten oder auf Anfrage zuschicken. Damit verschlüsseln andere Nachrichten an uns.<text:line-break/>Den privaten halten wir jedoch geheim, denn damit lassen sich Nachrichten an uns entschlüsseln<text:line-break/><text:line-break/><text:line-break/><text:line-break/></text:span><text:soft-page-break/><text:span text:style-name="T12">Übung </text:span><text:span text:style-name="T11"><text:line-break/><text:line-break/>1. Löschen Sie zunächst den Schlüssel in </text:span><text:span text:style-name="T9">~/.ssh/known_hosts</text:span><text:span text:style-name="T11"> auf dem entfernten Rechner. Melden Sie sich über SSH auf Ihrem Zweitrechnern an und prüfen den Schlüssel.<text:line-break/>Melden Sie sich nun ab und erneut an. Was fällt Ihnen auf?<text:line-break/><text:line-break/><text:line-break/><text:line-break/><text:line-break/>2. Löschen Sie erneut den Schlüssel in </text:span><text:span text:style-name="T9">~/.ssh/known_hosts </text:span><text:span text:style-name="T11">auf dem entfernten Rechner. Stellen Sie in der Datei ~/.ssh/ssh_config StrictHostKeyChecking auf yes. <text:line-break/>Was bemerken Sie wenn der Parameter auf yes steht und was wenn er auf no steht?<text:line-break/><text:line-break/><text:line-break/><text:line-break/><text:line-break/>3. Für wenn darf die Datei </text:span><text:span text:style-name="T9">~/.ssh/known_hosts lesbar sei?<text:line-break/><text:line-break/><text:line-break/><text:line-break/><text:line-break/>4. Erstellen Sie mit ssh-keygen einen Schlüssel mit mindestens 2048 Bit und RSA<text:line-break/><text:line-break/></text:span><text:span text:style-name="T11"><text:line-break/><text:line-break/><text:line-break/>5. Probieren Sie die Befehle who und w aus<text:line-break/><text:line-break/><text:line-break/>6. Was bewirkt der Befehl who -b<text:line-break/><text:line-break/><text:line-break/><text:line-break/>7. Als Administratoren haben wir Verantwortung für die Sicherheit der Rechner. Wie können wir sehen, welche Dienste ein Rechner im Internet bereitstellt?<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MRoman12-Bold" svg:font-family="LMRoman12-Bold"/>
    <style:font-face style:name="Mangal1" svg:font-family="Mangal"/>
    <style:font-face style:name="TeXGyrePagella-Regular" svg:font-family="TeXGyrePagella-Regular"/>
    <style:font-face style:name="ZapfHumanist601BT-Roman" svg:font-family="ZapfHumanist601BT-Roman"/>
    <style:font-face style:name="signs10" svg:font-family="signs10"/>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24T12:00:13.026000000</meta:creation-date>
    <meta:editing-duration>PT1H42M32S</meta:editing-duration>
    <meta:editing-cycles>3</meta:editing-cycles>
    <meta:generator>OpenOffice/4.1.7$Win32 OpenOffice.org_project/417m1$Build-9800</meta:generator>
    <dc:date>2020-05-28T08:51:47.37</dc:date>
    <meta:document-statistic meta:table-count="0" meta:image-count="0" meta:object-count="0" meta:page-count="3" meta:paragraph-count="5" meta:word-count="739" meta:character-count="5236"/>
  </office:meta>
</office:document-meta>
</file>